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52000000331F99E46A3.jpg"/>
  <manifest:file-entry manifest:media-type="image/jpeg" manifest:full-path="Pictures/10000000000003300000030400AF0A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</text:p>
      <text:p text:style-name="P1"><draw:frame draw:style-name="fr1" draw:name="graphics1" text:anchor-type="paragraph" svg:width="6.9252in" svg:height="4.3118in" draw:z-index="0"><draw:image xlink:href="Pictures/100000000000052000000331F99E46A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agrama de Classes</text:p>
      <text:p text:style-name="P1"/>
      <text:p text:style-name="P1"><draw:frame draw:style-name="fr2" draw:name="graphics2" text:anchor-type="paragraph" svg:width="6.9252in" svg:height="6.5516in" draw:z-index="1"><draw:image xlink:href="Pictures/10000000000003300000030400AF0A1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Fábio Navarro</meta:initial-creator>
    <meta:creation-date>2006-06-12T10:51:47</meta:creation-date>
    <dc:creator>Fábio Navarro</dc:creator>
    <dc:date>2006-06-12T10:54:02</dc:date>
    <dc:language>pt-BR</dc:language>
    <meta:editing-cycles>2</meta:editing-cycles>
    <meta:editing-duration>PT2M1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" meta:word-count="6" meta:character-count="30"/>
  </office:meta>
</office:document-meta>
</file>